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0800000008DD0ADA2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-outline1">
      <style:graphic-properties fo:min-height="11.93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color="#ff0000"/>
    </style:style>
    <style:style style:name="P4" style:family="paragraph">
      <style:text-properties fo:color="#ff0000" fo:font-size="18pt"/>
    </style:style>
    <style:style style:name="P5" style:family="paragraph">
      <style:text-properties style:font-size-asian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custom-shape draw:style-name="gr1" draw:text-style-name="P1" xml:id="id1" draw:id="id1" draw:layer="layout" svg:width="1.8cm" svg:height="1.8cm" svg:x="8.8cm" svg:y="11.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8cm" svg:height="1.8cm" svg:x="11.796cm" svg:y="7.6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8cm" svg:height="1.8cm" svg:x="15.4cm" svg:y="6.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8cm" svg:height="1.8cm" svg:x="17.8cm" svg:y="9.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8cm" svg:height="1.8cm" svg:x="15.8cm" svg:y="13.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8cm" svg:height="1.8cm" svg:x="23.2cm" svg:y="11.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337cm" svg:y1="11.363cm" svg:x2="12.059cm" svg:y2="9.187cm" draw:start-shape="id1" draw:start-glue-point="11" draw:end-shape="id2" draw:end-glue-point="7" svg:d="m10337 11363 1722-2176">
          <text:p/>
        </draw:connector>
        <draw:connector draw:style-name="gr2" draw:text-style-name="P2" draw:layer="layout" draw:type="line" svg:x1="10.6cm" svg:y1="12cm" svg:x2="15.8cm" svg:y2="14.5cm" draw:start-shape="id1" draw:start-glue-point="10" draw:end-shape="id3" draw:end-glue-point="6" svg:d="m10600 12000 5200 2500">
          <text:p/>
        </draw:connector>
        <draw:connector draw:style-name="gr2" draw:text-style-name="P2" draw:layer="layout" draw:type="line" svg:x1="13.596cm" svg:y1="8.55cm" svg:x2="15.4cm" svg:y2="7.7cm" draw:start-shape="id2" draw:start-glue-point="10" draw:end-shape="id4" draw:end-glue-point="6" svg:d="m13596 8550 1804-850">
          <text:p/>
        </draw:connector>
        <draw:connector draw:style-name="gr2" draw:text-style-name="P2" draw:layer="layout" draw:type="line" svg:x1="13.333cm" svg:y1="9.187cm" svg:x2="17.8cm" svg:y2="10.7cm" draw:start-shape="id2" draw:start-glue-point="9" draw:end-shape="id5" draw:end-glue-point="6" svg:d="m13333 9187 4467 1513">
          <text:p/>
        </draw:connector>
        <draw:connector draw:style-name="gr2" draw:text-style-name="P2" draw:layer="layout" draw:type="line" svg:x1="16.937cm" svg:y1="8.337cm" svg:x2="18.063cm" svg:y2="10.063cm" draw:start-shape="id4" draw:start-glue-point="9" draw:end-shape="id5" draw:end-glue-point="5" svg:d="m16937 8337 1126 1726">
          <text:p/>
        </draw:connector>
        <draw:connector draw:style-name="gr2" draw:text-style-name="P2" draw:layer="layout" draw:type="line" svg:x1="16.3cm" svg:y1="8.6cm" svg:x2="16.7cm" svg:y2="13.6cm" draw:start-shape="id4" draw:start-glue-point="8" draw:end-shape="id3" draw:end-glue-point="4" svg:d="m16300 8600 400 5000">
          <text:p/>
        </draw:connector>
        <draw:connector draw:style-name="gr2" draw:text-style-name="P2" draw:layer="layout" draw:type="line" svg:x1="17.2cm" svg:y1="7.7cm" svg:x2="23.463cm" svg:y2="12.063cm" draw:start-shape="id4" draw:end-shape="id6" draw:end-glue-point="5" svg:d="m17200 7700 6263 4363">
          <text:p/>
        </draw:connector>
        <draw:connector draw:style-name="gr2" draw:text-style-name="P2" draw:layer="layout" draw:type="line" svg:x1="18.7cm" svg:y1="11.6cm" svg:x2="17.337cm" svg:y2="13.863cm" draw:start-shape="id5" draw:end-shape="id3" draw:end-glue-point="11" svg:d="m18700 11600-1363 2263">
          <text:p/>
        </draw:connector>
        <draw:connector draw:style-name="gr2" draw:text-style-name="P2" draw:layer="layout" draw:type="line" svg:x1="19.6cm" svg:y1="10.7cm" svg:x2="23.2cm" svg:y2="12.7cm" draw:start-shape="id5" draw:end-shape="id6" draw:end-glue-point="6" svg:d="m19600 10700 3600 2000">
          <text:p/>
        </draw:connector>
        <draw:connector draw:style-name="gr2" draw:text-style-name="P2" draw:layer="layout" draw:type="line" svg:x1="17.6cm" svg:y1="14.5cm" svg:x2="23.463cm" svg:y2="13.337cm" draw:start-shape="id3" draw:start-glue-point="10" draw:end-shape="id6" draw:end-glue-point="7" svg:d="m17600 14500 5863-116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custom-shape draw:style-name="gr1" draw:text-style-name="P1" xml:id="id7" draw:id="id7" draw:layer="layout" svg:width="1.8cm" svg:height="1.8cm" svg:x="8.75cm" svg:y="11.0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8cm" svg:height="1.8cm" svg:x="11.746cm" svg:y="7.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8cm" svg:height="1.8cm" svg:x="15.35cm" svg:y="6.7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8cm" svg:height="1.8cm" svg:x="17.75cm" svg:y="9.7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8cm" svg:height="1.8cm" svg:x="15.75cm" svg:y="13.5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8cm" svg:height="1.8cm" svg:x="23.15cm" svg:y="11.75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287cm" svg:y1="11.313cm" svg:x2="12.009cm" svg:y2="9.137cm" draw:start-shape="id7" draw:start-glue-point="11" draw:end-shape="id8" draw:end-glue-point="7" svg:d="m10287 11313 1722-2176">
          <text:p/>
        </draw:connector>
        <draw:connector draw:style-name="gr2" draw:text-style-name="P2" draw:layer="layout" draw:type="line" svg:x1="10.55cm" svg:y1="11.95cm" svg:x2="15.75cm" svg:y2="14.45cm" draw:start-shape="id7" draw:start-glue-point="10" draw:end-shape="id9" draw:end-glue-point="6" svg:d="m10550 11950 5200 2500">
          <text:p/>
        </draw:connector>
        <draw:connector draw:style-name="gr2" draw:text-style-name="P2" draw:layer="layout" draw:type="line" svg:x1="13.546cm" svg:y1="8.5cm" svg:x2="15.35cm" svg:y2="7.65cm" draw:start-shape="id8" draw:start-glue-point="10" draw:end-shape="id10" draw:end-glue-point="6" svg:d="m13546 8500 1804-850">
          <text:p/>
        </draw:connector>
        <draw:connector draw:style-name="gr2" draw:text-style-name="P2" draw:layer="layout" draw:type="line" svg:x1="13.283cm" svg:y1="9.137cm" svg:x2="17.75cm" svg:y2="10.65cm" draw:start-shape="id8" draw:start-glue-point="9" draw:end-shape="id11" draw:end-glue-point="6" svg:d="m13283 9137 4467 1513">
          <text:p/>
        </draw:connector>
        <draw:connector draw:style-name="gr2" draw:text-style-name="P2" draw:layer="layout" draw:type="line" svg:x1="16.887cm" svg:y1="8.287cm" svg:x2="18.013cm" svg:y2="10.013cm" draw:start-shape="id10" draw:start-glue-point="9" draw:end-shape="id11" draw:end-glue-point="5" svg:d="m16887 8287 1126 1726">
          <text:p/>
        </draw:connector>
        <draw:connector draw:style-name="gr2" draw:text-style-name="P2" draw:layer="layout" draw:type="line" svg:x1="16.25cm" svg:y1="8.55cm" svg:x2="16.65cm" svg:y2="13.55cm" draw:start-shape="id10" draw:start-glue-point="8" draw:end-shape="id9" draw:end-glue-point="4" svg:d="m16250 8550 400 5000">
          <text:p/>
        </draw:connector>
        <draw:connector draw:style-name="gr2" draw:text-style-name="P2" draw:layer="layout" draw:type="line" svg:x1="17.15cm" svg:y1="7.65cm" svg:x2="23.413cm" svg:y2="12.013cm" draw:start-shape="id10" draw:end-shape="id12" draw:end-glue-point="5" svg:d="m17150 7650 6263 4363">
          <text:p/>
        </draw:connector>
        <draw:connector draw:style-name="gr2" draw:text-style-name="P2" draw:layer="layout" draw:type="line" svg:x1="18.65cm" svg:y1="11.55cm" svg:x2="17.287cm" svg:y2="13.813cm" draw:start-shape="id11" draw:end-shape="id9" draw:end-glue-point="11" svg:d="m18650 11550-1363 2263">
          <text:p/>
        </draw:connector>
        <draw:connector draw:style-name="gr2" draw:text-style-name="P2" draw:layer="layout" draw:type="line" svg:x1="19.55cm" svg:y1="10.65cm" svg:x2="23.15cm" svg:y2="12.65cm" draw:start-shape="id11" draw:end-shape="id12" draw:end-glue-point="6" svg:d="m19550 10650 3600 2000">
          <text:p/>
        </draw:connector>
        <draw:connector draw:style-name="gr2" draw:text-style-name="P2" draw:layer="layout" draw:type="line" svg:x1="17.55cm" svg:y1="14.45cm" svg:x2="23.413cm" svg:y2="13.287cm" draw:start-shape="id9" draw:start-glue-point="10" draw:end-shape="id12" draw:end-glue-point="7" svg:d="m17550 14450 5863-1163">
          <text:p/>
        </draw:connector>
        <draw:frame draw:style-name="gr4" draw:text-style-name="P3" draw:layer="layout" svg:width="0.853cm" svg:height="0.963cm" svg:x="7.8cm" svg:y="10.4cm">
          <draw:text-box>
            <text:p text:style-name="P3"><text:span text:style-name="T2">1</text:span></text:p>
          </draw:text-box>
        </draw:frame>
        <draw:frame draw:style-name="gr4" draw:text-style-name="P3" draw:layer="layout" svg:width="0.853cm" svg:height="0.963cm" svg:x="10.747cm" svg:y="7.4cm">
          <draw:text-box>
            <text:p text:style-name="P3"><text:span text:style-name="T2">2</text:span></text:p>
          </draw:text-box>
        </draw:frame>
        <draw:frame draw:style-name="gr4" draw:text-style-name="P3" draw:layer="layout" svg:width="0.853cm" svg:height="0.963cm" svg:x="14.147cm" svg:y="6.4cm">
          <draw:text-box>
            <text:p text:style-name="P3"><text:span text:style-name="T2">3</text:span></text:p>
          </draw:text-box>
        </draw:frame>
        <draw:frame draw:style-name="gr4" draw:text-style-name="P3" draw:layer="layout" svg:width="0.853cm" svg:height="0.963cm" svg:x="19.347cm" svg:y="9.8cm">
          <draw:text-box>
            <text:p text:style-name="P3"><text:span text:style-name="T2">4</text:span></text:p>
          </draw:text-box>
        </draw:frame>
        <draw:frame draw:style-name="gr4" draw:text-style-name="P3" draw:layer="layout" svg:width="0.853cm" svg:height="0.963cm" svg:x="17.747cm" svg:y="13.237cm">
          <draw:text-box>
            <text:p text:style-name="P3"><text:span text:style-name="T2">5</text:span></text:p>
          </draw:text-box>
        </draw:frame>
        <draw:frame draw:style-name="gr4" draw:text-style-name="P3" draw:layer="layout" svg:width="0.853cm" svg:height="0.963cm" svg:x="17.748cm" svg:y="13.238cm">
          <draw:text-box>
            <text:p text:style-name="P3"><text:span text:style-name="T2">5</text:span></text:p>
          </draw:text-box>
        </draw:frame>
        <draw:frame draw:style-name="gr4" draw:text-style-name="P3" draw:layer="layout" svg:width="0.853cm" svg:height="0.963cm" svg:x="23.6cm" svg:y="13.55cm">
          <draw:text-box>
            <text:p text:style-name="P3"><text:span text:style-name="T2">6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custom-shape draw:style-name="gr1" draw:text-style-name="P1" xml:id="id13" draw:id="id13" draw:layer="layout" svg:width="1.8cm" svg:height="1.8cm" svg:x="8.75cm" svg:y="11.0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8cm" svg:height="1.8cm" svg:x="11.746cm" svg:y="7.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8cm" svg:height="1.8cm" svg:x="15.35cm" svg:y="6.7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.8cm" svg:height="1.8cm" svg:x="17.75cm" svg:y="9.7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8cm" svg:height="1.8cm" svg:x="15.75cm" svg:y="13.5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.8cm" svg:height="1.8cm" svg:x="23.15cm" svg:y="11.75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287cm" svg:y1="11.313cm" svg:x2="12.009cm" svg:y2="9.137cm" draw:start-shape="id13" draw:start-glue-point="11" draw:end-shape="id14" draw:end-glue-point="7" svg:d="m10287 11313 1722-2176">
          <text:p/>
        </draw:connector>
        <draw:connector draw:style-name="gr2" draw:text-style-name="P2" draw:layer="layout" draw:type="line" svg:x1="10.55cm" svg:y1="11.95cm" svg:x2="15.75cm" svg:y2="14.45cm" draw:start-shape="id13" draw:start-glue-point="10" draw:end-shape="id15" draw:end-glue-point="6" svg:d="m10550 11950 5200 2500">
          <text:p/>
        </draw:connector>
        <draw:connector draw:style-name="gr2" draw:text-style-name="P2" draw:layer="layout" draw:type="line" svg:x1="13.546cm" svg:y1="8.5cm" svg:x2="15.35cm" svg:y2="7.65cm" draw:start-shape="id14" draw:start-glue-point="10" draw:end-shape="id16" draw:end-glue-point="6" svg:d="m13546 8500 1804-850">
          <text:p/>
        </draw:connector>
        <draw:connector draw:style-name="gr2" draw:text-style-name="P2" draw:layer="layout" draw:type="line" svg:x1="13.283cm" svg:y1="9.137cm" svg:x2="17.75cm" svg:y2="10.65cm" draw:start-shape="id14" draw:start-glue-point="9" draw:end-shape="id17" draw:end-glue-point="6" svg:d="m13283 9137 4467 1513">
          <text:p/>
        </draw:connector>
        <draw:connector draw:style-name="gr2" draw:text-style-name="P2" draw:layer="layout" draw:type="line" svg:x1="16.887cm" svg:y1="8.287cm" svg:x2="18.013cm" svg:y2="10.013cm" draw:start-shape="id16" draw:start-glue-point="9" draw:end-shape="id17" draw:end-glue-point="5" svg:d="m16887 8287 1126 1726">
          <text:p/>
        </draw:connector>
        <draw:connector draw:style-name="gr2" draw:text-style-name="P2" draw:layer="layout" draw:type="line" svg:x1="16.25cm" svg:y1="8.55cm" svg:x2="16.65cm" svg:y2="13.55cm" draw:start-shape="id16" draw:start-glue-point="8" draw:end-shape="id15" draw:end-glue-point="4" svg:d="m16250 8550 400 5000">
          <text:p/>
        </draw:connector>
        <draw:connector draw:style-name="gr2" draw:text-style-name="P2" draw:layer="layout" draw:type="line" svg:x1="17.15cm" svg:y1="7.65cm" svg:x2="23.413cm" svg:y2="12.013cm" draw:start-shape="id16" draw:end-shape="id18" draw:end-glue-point="5" svg:d="m17150 7650 6263 4363">
          <text:p/>
        </draw:connector>
        <draw:connector draw:style-name="gr2" draw:text-style-name="P2" draw:layer="layout" draw:type="line" svg:x1="18.65cm" svg:y1="11.55cm" svg:x2="17.287cm" svg:y2="13.813cm" draw:start-shape="id17" draw:end-shape="id15" draw:end-glue-point="11" svg:d="m18650 11550-1363 2263">
          <text:p/>
        </draw:connector>
        <draw:connector draw:style-name="gr2" draw:text-style-name="P2" draw:layer="layout" draw:type="line" svg:x1="19.55cm" svg:y1="10.65cm" svg:x2="23.15cm" svg:y2="12.65cm" draw:start-shape="id17" draw:end-shape="id18" draw:end-glue-point="6" svg:d="m19550 10650 3600 2000">
          <text:p/>
        </draw:connector>
        <draw:connector draw:style-name="gr2" draw:text-style-name="P2" draw:layer="layout" draw:type="line" svg:x1="17.55cm" svg:y1="14.45cm" svg:x2="23.413cm" svg:y2="13.287cm" draw:start-shape="id15" draw:start-glue-point="10" draw:end-shape="id18" draw:end-glue-point="7" svg:d="m17550 14450 5863-1163">
          <text:p/>
        </draw:connector>
        <draw:frame draw:style-name="gr4" draw:text-style-name="P4" draw:layer="layout" svg:width="0.853cm" svg:height="0.963cm" svg:x="7.8cm" svg:y="10.4cm">
          <draw:text-box>
            <text:p text:style-name="P4"><text:span text:style-name="T2">1</text:span></text:p>
          </draw:text-box>
        </draw:frame>
        <draw:frame draw:style-name="gr4" draw:text-style-name="P4" draw:layer="layout" svg:width="0.853cm" svg:height="0.963cm" svg:x="10.747cm" svg:y="7.4cm">
          <draw:text-box>
            <text:p text:style-name="P4"><text:span text:style-name="T2">2</text:span></text:p>
          </draw:text-box>
        </draw:frame>
        <draw:frame draw:style-name="gr4" draw:text-style-name="P4" draw:layer="layout" svg:width="0.853cm" svg:height="0.963cm" svg:x="14.147cm" svg:y="6.4cm">
          <draw:text-box>
            <text:p text:style-name="P4"><text:span text:style-name="T2">4</text:span></text:p>
          </draw:text-box>
        </draw:frame>
        <draw:frame draw:style-name="gr4" draw:text-style-name="P4" draw:layer="layout" svg:width="0.853cm" svg:height="0.963cm" svg:x="19.347cm" svg:y="9.8cm">
          <draw:text-box>
            <text:p text:style-name="P4"><text:span text:style-name="T2">5</text:span></text:p>
          </draw:text-box>
        </draw:frame>
        <draw:frame draw:style-name="gr4" draw:text-style-name="P4" draw:layer="layout" svg:width="0.853cm" svg:height="0.963cm" svg:x="17.747cm" svg:y="13.237cm">
          <draw:text-box>
            <text:p text:style-name="P4"><text:span text:style-name="T2">3</text:span></text:p>
          </draw:text-box>
        </draw:frame>
        <draw:frame draw:style-name="gr4" draw:text-style-name="P4" draw:layer="layout" svg:width="0.853cm" svg:height="0.963cm" svg:x="23.6cm" svg:y="13.55cm">
          <draw:text-box>
            <text:p text:style-name="P4"><text:span text:style-name="T2">6</text:span></text:p>
          </draw:text-box>
        </draw:frame>
        <draw:frame draw:style-name="gr4" draw:text-style-name="P4" draw:layer="layout" svg:width="0.853cm" svg:height="0.963cm" svg:x="19.348cm" svg:y="9.801cm">
          <draw:text-box>
            <text:p text:style-name="P4"><text:span text:style-name="T2">5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.1cm" svg:stroke-color="#333333" draw:marker-start-width="0.35cm" draw:marker-start-center="false" draw:marker-end-width="0.35cm" draw:marker-end-center="false" draw:fill="solid" draw:fill-color="#cc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4T10:14:37.97</meta:creation-date>
    <dc:date>2014-04-01T10:51:40.25</dc:date>
    <meta:editing-duration>PT16H24M59S</meta:editing-duration>
    <meta:editing-cycles>14</meta:editing-cycles>
    <meta:generator>LibreOffice/3.5$Windows_x86 LibreOffice_project/7122e39-92ed229-498d286-15e43b4-d70da21</meta:generator>
    <meta:document-statistic meta:object-count="103"/>
  </office:meta>
</office:document-meta>
</file>